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1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110">
      <style:text-properties fo:font-size="13pt" style:font-size-asian="13pt" style:font-size-complex="13pt"/>
    </style:style>
    <style:style style:name="ce6" style:family="table-cell" style:parent-style-name="Default" style:data-style-name="N117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 style:data-style-name="N2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-22_1" table:style-name="ta1" table:print="false">
        <table:table-column table:style-name="co1" table:number-columns-repeated="1021" table:default-cell-style-name="ce1"/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c</text:p>
          </table:table-cell>
          <table:table-cell>
            <draw:frame table:end-cell-address="'s-22_1'.L16" table:end-x="0.293cm" table:end-y="0.536cm" draw:z-index="0" draw:style-name="gr1" draw:text-style-name="P1" svg:width="15.999cm" svg:height="8.999cm" svg:x="0.101cm" svg:y="0.52cm">
              <draw:object draw:notify-on-update-of-ranges="'s-22_1'.C3:'s-22_1'.C3 's-22_1'.C4:'s-22_1'.C11 's-22_1'.D3:'s-22_1'.D3 's-22_1'.D4:'s-22_1'.D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copy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2" office:value-type="string">
            <text:p>原子</text:p>
          </table:table-cell>
          <table:table-cell table:style-name="ce2" office:value-type="string">
            <text:p>原子番号</text:p>
          </table:table-cell>
          <table:table-cell table:style-name="ce2" office:value-type="string">
            <text:p>半径</text:p>
            <text:p>(pm)</text:p>
          </table:table-cell>
          <table:table-cell/>
          <table:table-cell table:style-name="ce2" table:formula="of:=[.B3]" office:value-type="string" office:string-value="原子">
            <text:p>原子</text:p>
          </table:table-cell>
          <table:table-cell table:style-name="ce2" table:formula="of:=[.C3]" office:value-type="string" office:string-value="原子番号">
            <text:p>原子番号</text:p>
          </table:table-cell>
          <table:table-cell table:style-name="ce2" table:formula="of:=[.D3]" office:value-type="string" office:string-value="半径&#10;(pm)">
            <text:p>半径<text:line-break/>(pm)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0.03">
            <text:p>0.030</text:p>
          </table:table-cell>
          <table:table-cell table:style-name="ce5"/>
          <table:table-cell table:style-name="ce2" table:formula="of:=[.B4]" office:value-type="string" office:string-value="H">
            <text:p>H</text:p>
          </table:table-cell>
          <table:table-cell table:style-name="ce2" table:formula="of:=[.C4]" office:value-type="float" office:value="1">
            <text:p>1</text:p>
          </table:table-cell>
          <table:table-cell table:style-name="ce6" table:formula="of:=[.D4]/10" office:value-type="float" office:value="0.003">
            <text:p>0.003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0.077">
            <text:p>0.077</text:p>
          </table:table-cell>
          <table:table-cell table:style-name="ce5"/>
          <table:table-cell table:style-name="ce2" table:formula="of:=[.B5]" office:value-type="string" office:string-value="C">
            <text:p>C</text:p>
          </table:table-cell>
          <table:table-cell table:style-name="ce2" table:formula="of:=[.C5]" office:value-type="float" office:value="6">
            <text:p>6</text:p>
          </table:table-cell>
          <table:table-cell table:style-name="ce6" table:formula="of:=[.D5]/10" office:value-type="float" office:value="0.0077">
            <text:p>0.0077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N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0.07">
            <text:p>0.070</text:p>
          </table:table-cell>
          <table:table-cell table:style-name="ce5"/>
          <table:table-cell table:style-name="ce2" table:formula="of:=[.B6]" office:value-type="string" office:string-value="N">
            <text:p>N</text:p>
          </table:table-cell>
          <table:table-cell table:style-name="ce2" table:formula="of:=[.C6]" office:value-type="float" office:value="7">
            <text:p>7</text:p>
          </table:table-cell>
          <table:table-cell table:style-name="ce6" table:formula="of:=[.D6]/10" office:value-type="float" office:value="0.007">
            <text:p>0.007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O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0.066">
            <text:p>0.066</text:p>
          </table:table-cell>
          <table:table-cell/>
          <table:table-cell table:style-name="ce2" table:formula="of:=[.B7]" office:value-type="string" office:string-value="O">
            <text:p>O</text:p>
          </table:table-cell>
          <table:table-cell table:style-name="ce2" table:formula="of:=[.C7]" office:value-type="float" office:value="8">
            <text:p>8</text:p>
          </table:table-cell>
          <table:table-cell table:style-name="ce6" table:formula="of:=[.D7]/10" office:value-type="float" office:value="0.0066">
            <text:p>0.0066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0.064">
            <text:p>0.064</text:p>
          </table:table-cell>
          <table:table-cell/>
          <table:table-cell table:style-name="ce2" table:formula="of:=[.B8]" office:value-type="string" office:string-value="F">
            <text:p>F</text:p>
          </table:table-cell>
          <table:table-cell table:style-name="ce2" table:formula="of:=[.C8]" office:value-type="float" office:value="9">
            <text:p>9</text:p>
          </table:table-cell>
          <table:table-cell table:style-name="ce6" table:formula="of:=[.D8]/10" office:value-type="float" office:value="0.0064">
            <text:p>0.006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l</text:p>
          </table:table-cell>
          <table:table-cell table:style-name="ce3" office:value-type="float" office:value="17">
            <text:p>17</text:p>
          </table:table-cell>
          <table:table-cell table:style-name="ce4" office:value-type="float" office:value="0.099">
            <text:p>0.099</text:p>
          </table:table-cell>
          <table:table-cell table:style-name="ce5"/>
          <table:table-cell table:style-name="ce2" table:formula="of:=[.B9]" office:value-type="string" office:string-value="Cl">
            <text:p>Cl</text:p>
          </table:table-cell>
          <table:table-cell table:style-name="ce2" table:formula="of:=[.C9]" office:value-type="float" office:value="17">
            <text:p>17</text:p>
          </table:table-cell>
          <table:table-cell table:style-name="ce6" table:formula="of:=[.D9]/10" office:value-type="float" office:value="0.0099">
            <text:p>0.009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Br</text:p>
          </table:table-cell>
          <table:table-cell table:style-name="ce3" office:value-type="float" office:value="35">
            <text:p>35</text:p>
          </table:table-cell>
          <table:table-cell table:style-name="ce4" office:value-type="float" office:value="0.111">
            <text:p>0.111</text:p>
          </table:table-cell>
          <table:table-cell table:style-name="ce5"/>
          <table:table-cell table:style-name="ce2" table:formula="of:=[.B10]" office:value-type="string" office:string-value="Br">
            <text:p>Br</text:p>
          </table:table-cell>
          <table:table-cell table:style-name="ce2" table:formula="of:=[.C10]" office:value-type="float" office:value="35">
            <text:p>35</text:p>
          </table:table-cell>
          <table:table-cell table:style-name="ce6" table:formula="of:=[.D10]/10" office:value-type="float" office:value="0.0111">
            <text:p>0.011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3" office:value-type="float" office:value="53">
            <text:p>53</text:p>
          </table:table-cell>
          <table:table-cell table:style-name="ce4" office:value-type="float" office:value="0.128">
            <text:p>0.128</text:p>
          </table:table-cell>
          <table:table-cell table:style-name="ce5"/>
          <table:table-cell table:style-name="ce2" table:formula="of:=[.B11]" office:value-type="string" office:string-value="I">
            <text:p>I</text:p>
          </table:table-cell>
          <table:table-cell table:style-name="ce2" table:formula="of:=[.C11]" office:value-type="float" office:value="53">
            <text:p>53</text:p>
          </table:table-cell>
          <table:table-cell table:style-name="ce6" table:formula="of:=[.D11]/10" office:value-type="float" office:value="0.0128">
            <text:p>0.0128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3">
          <table:table-cell/>
          <table:table-cell office:value-type="string">
            <text:p>correl</text:p>
            <text:p>(b,c)</text:p>
          </table:table-cell>
          <table:table-cell table:formula="of:=CORREL([.C4:.C11];[.D4:.D11])" office:value-type="float" office:value="0.897166026534227">
            <text:p>0.8971660265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list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style-name="ce2" office:value-type="string">
            <text:p>原子</text:p>
          </table:table-cell>
          <table:table-cell table:style-name="ce2" office:value-type="string">
            <text:p>I1</text:p>
          </table:table-cell>
          <table:table-cell table:style-name="ce2" office:value-type="string">
            <text:p>I2</text:p>
          </table:table-cell>
          <table:table-cell office:value-type="string">
            <text:p>I3</text:p>
          </table:table-cell>
          <table:table-cell/>
          <table:table-cell>
            <draw:frame table:end-cell-address="list.O18" table:end-x="1.827cm" table:end-y="0.427cm" draw:z-index="1" draw:style-name="gr1" draw:text-style-name="P1" svg:width="15.999cm" svg:height="8.999cm" svg:x="1.635cm" svg:y="0.1cm">
              <draw:object draw:notify-on-update-of-ranges="list.D3:list.F3 list.C4:list.C4 list.D4:list.F4 list.C5:list.C5 list.D5:list.F5 list.C6:list.C6 list.D6:list.F6 list.C7:list.C7 list.D7:list.F7 list.C8:list.C8 list.D8:list.F8 list.C9:list.C9 list.D9:list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2" office:value-type="string">
            <text:p>H</text:p>
          </table:table-cell>
          <table:table-cell table:style-name="ce7" office:value-type="float" office:value="13.6">
            <text:p>13.6</text:p>
          </table:table-cell>
          <table:table-cell table:style-name="ce7"/>
          <table:table-cell table:style-name="ce5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s2</text:p>
          </table:table-cell>
          <table:table-cell table:style-name="ce2" office:value-type="string">
            <text:p>He</text:p>
          </table:table-cell>
          <table:table-cell table:style-name="ce7" office:value-type="float" office:value="24.6">
            <text:p>24.6</text:p>
          </table:table-cell>
          <table:table-cell table:style-name="ce7" office:value-type="float" office:value="54.4">
            <text:p>54.4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s1</text:p>
          </table:table-cell>
          <table:table-cell table:style-name="ce2" office:value-type="string">
            <text:p>Li</text:p>
          </table:table-cell>
          <table:table-cell table:style-name="ce7" office:value-type="float" office:value="5.4">
            <text:p>5.4</text:p>
          </table:table-cell>
          <table:table-cell table:style-name="ce7" office:value-type="float" office:value="75.6">
            <text:p>75.6</text:p>
          </table:table-cell>
          <table:table-cell table:style-name="ce5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s2</text:p>
          </table:table-cell>
          <table:table-cell table:style-name="ce2" office:value-type="string">
            <text:p>Be</text:p>
          </table:table-cell>
          <table:table-cell table:style-name="ce7" office:value-type="float" office:value="9.3">
            <text:p>9.3</text:p>
          </table:table-cell>
          <table:table-cell table:style-name="ce7" office:value-type="float" office:value="18.2">
            <text:p>18.2</text:p>
          </table:table-cell>
          <table:table-cell table:style-name="ce5" office:value-type="float" office:value="153.8">
            <text:p>153.8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s2 2p1</text:p>
          </table:table-cell>
          <table:table-cell table:style-name="ce2" office:value-type="string">
            <text:p>B</text:p>
          </table:table-cell>
          <table:table-cell table:style-name="ce7" office:value-type="float" office:value="8.3">
            <text:p>8.3</text:p>
          </table:table-cell>
          <table:table-cell table:style-name="ce7" office:value-type="float" office:value="25.1">
            <text:p>25.1</text:p>
          </table:table-cell>
          <table:table-cell table:style-name="ce5"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s2 2p2</text:p>
          </table:table-cell>
          <table:table-cell table:style-name="ce2" office:value-type="string">
            <text:p>C</text:p>
          </table:table-cell>
          <table:table-cell table:style-name="ce7" office:value-type="float" office:value="11.2">
            <text:p>11.2</text:p>
          </table:table-cell>
          <table:table-cell table:style-name="ce7" office:value-type="float" office:value="24.4">
            <text:p>24.4</text:p>
          </table:table-cell>
          <table:table-cell table:style-name="ce5" office:value-type="float" office:value="47.9">
            <text:p>47.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8"/>
          <table:table-cell>
            <draw:frame table:end-cell-address="list.M25" table:end-x="1.881cm" table:end-y="0.505cm" draw:z-index="2" draw:style-name="gr1" draw:text-style-name="P1" svg:width="15.999cm" svg:height="8.999cm" svg:x="1.689cm" svg:y="0.178cm">
              <draw:object draw:notify-on-update-of-ranges="list.D12:list.F12 list.C13:list.C13 list.D13:list.F13 list.C14:list.C14 list.D14:list.F14 list.C15:list.C15 list.D15:list.F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table:formula="of:=[.C3]" office:value-type="string" office:string-value="原子">
            <text:p>原子</text:p>
          </table:table-cell>
          <table:table-cell table:formula="of:=[.D3]" office:value-type="string" office:string-value="I1">
            <text:p>I1</text:p>
          </table:table-cell>
          <table:table-cell table:formula="of:=[.E3]" office:value-type="string" office:string-value="I2">
            <text:p>I2</text:p>
          </table:table-cell>
          <table:table-cell table:formula="of:=[.F3]" office:value-type="string" office:string-value="I3">
            <text:p>I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]" office:value-type="string" office:string-value="Li">
            <text:p>Li</text:p>
          </table:table-cell>
          <table:table-cell table:formula="of:=[.D6]" office:value-type="float" office:value="5.4">
            <text:p>5.4</text:p>
          </table:table-cell>
          <table:table-cell table:formula="of:=[.E6]" office:value-type="float" office:value="75.6">
            <text:p>75.6</text:p>
          </table:table-cell>
          <table:table-cell table:formula="of:=[.F6]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office:annotation office:display="true" draw:style-name="gr2" draw:text-style-name="P3" svg:width="2.899cm" svg:height="1.781cm" svg:x="7.764cm" svg:y="9.908cm" draw:caption-point-x="-1cm" draw:caption-point-y="-2.383cm">
              <dc:creator>ik</dc:creator>
              <dc:date>2022-11-05T00:00:00</dc:date>
              <text:p text:style-name="P2"><text:span text:style-name="T1">https://www.geekworker.com/cube-root-in-openoffice/</text:span></text:p>
            </office:annotation>
            <text:p>cube root</text:p>
          </table:table-cell>
          <table:table-cell table:formula="of:=[.D$13]^(1/3)" office:value-type="float" office:value="1.75441064292772">
            <text:p>1.7544106429</text:p>
          </table:table-cell>
          <table:table-cell table:formula="of:=[.E$13]^(1/3)" office:value-type="float" office:value="4.22837923923894">
            <text:p>4.2283792392</text:p>
          </table:table-cell>
          <table:table-cell table:formula="of:=[.F$13]^(1/3)" office:value-type="float" office:value="4.96509016122481">
            <text:p>4.96509016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4<text:span text:style-name="T2">th</text:span> root</text:p>
          </table:table-cell>
          <table:table-cell table:formula="of:=[.D$13]^(1/4)" office:value-type="float" office:value="1.52439824446384">
            <text:p>1.5243982445</text:p>
          </table:table-cell>
          <table:table-cell table:formula="of:=[.E$13]^(1/4)" office:value-type="float" office:value="2.94869904325851">
            <text:p>2.9486990433</text:p>
          </table:table-cell>
          <table:table-cell table:formula="of:=[.F$13]^(1/4)" office:value-type="float" office:value="3.32617698698543">
            <text:p>3.326176987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-22_1'.A4:'s-22_1'.AMJ1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9">2022/12/19</text:date>, <text:time>17:37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2T15:02:44.78</meta:creation-date>
    <dc:date>2022-12-19T17:37:58.93</dc:date>
    <dc:creator>iwabuchi ken</dc:creator>
    <meta:editing-duration>PT3H54M30S</meta:editing-duration>
    <meta:editing-cycles>52</meta:editing-cycles>
    <meta:generator>OpenOffice/4.1.3$Win32 OpenOffice.org_project/413m1$Build-9783</meta:generator>
    <meta:document-statistic meta:table-count="2" meta:cell-count="1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4.016cm" style:legend-expansion="high" chart:style-name="ch2"/>
        <chart:plot-area chart:style-name="ch3" table:cell-range-address="'s-22_1'.C3:'s-22_1'.D11" chart:data-source-has-labels="both" svg:x="0.77cm" svg:y="0.855cm" svg:width="13.147cm" svg:height="7.545cm">
          <chartooo:coordinate-region svg:x="1.868cm" svg:y="1.068cm" svg:width="12.049cm" svg:height="6.659cm"/>
          <chart:axis chart:dimension="x" chart:name="primary-x" chart:style-name="ch4" chartooo:axis-type="auto">
            <chartooo:date-scale/>
            <chart:categories table:cell-range-address="'s-22_1'.C4:'s-22_1'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-22_1'.D4:'s-22_1'.D11" chart:label-cell-address="'s-22_1'.D3:'s-22_1'.D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半径
(pm)</text:p>
                <draw:g>
                  <svg:desc>'s-22_1'.D3:'s-22_1'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-22_1'.C4:'s-22_1'.C11</svg:desc>
                </draw:g>
              </table:table-cell>
              <table:table-cell office:value-type="float" office:value="0.03">
                <text:p>0.03</text:p>
                <draw:g>
                  <svg:desc>'s-22_1'.D4:'s-22_1'.D1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128">
                <text:p>0.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2.878cm" style:legend-expansion="high" chart:style-name="ch2"/>
        <chart:plot-area chart:style-name="ch3" table:cell-range-address="list.C3:list.F9" chart:data-source-has-labels="both" svg:x="0.77cm" svg:y="0.855cm" svg:width="12.823cm" svg:height="7.545cm">
          <chartooo:coordinate-region svg:x="1.868cm" svg:y="1.067cm" svg:width="11.591cm" svg:height="6.66cm"/>
          <chart:axis chart:dimension="x" chart:name="primary-x" chart:style-name="ch4" chartooo:axis-type="auto">
            <chartooo:date-scale/>
            <chart:categories table:cell-range-address="list.D3:list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4:list.F4" chart:label-cell-address="list.C4:list.C4" chart:class="chart:line">
            <chart:data-point chart:repeated="3"/>
          </chart:series>
          <chart:series chart:style-name="ch8" chart:values-cell-range-address="list.D5:list.F5" chart:label-cell-address="list.C5:list.C5" chart:class="chart:line">
            <chart:data-point chart:repeated="3"/>
          </chart:series>
          <chart:series chart:style-name="ch9" chart:values-cell-range-address="list.D6:list.F6" chart:label-cell-address="list.C6:list.C6" chart:class="chart:line">
            <chart:data-point chart:repeated="3"/>
          </chart:series>
          <chart:series chart:style-name="ch10" chart:values-cell-range-address="list.D7:list.F7" chart:label-cell-address="list.C7:list.C7" chart:class="chart:line">
            <chart:data-point chart:repeated="3"/>
          </chart:series>
          <chart:series chart:style-name="ch11" chart:values-cell-range-address="list.D8:list.F8" chart:label-cell-address="list.C8:list.C8" chart:class="chart:line">
            <chart:data-point chart:repeated="3"/>
          </chart:series>
          <chart:series chart:style-name="ch12" chart:values-cell-range-address="list.D9:list.F9" chart:label-cell-address="list.C9:list.C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3:list.F3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list.C4:list.C4</svg:desc>
                </draw:g>
              </table:table-cell>
              <table:table-cell office:value-type="float" office:value="13.6">
                <text:p>13.6</text:p>
                <draw:g>
                  <svg:desc>list.D4:list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  <draw:g>
                  <svg:desc>list.C5:list.C5</svg:desc>
                </draw:g>
              </table:table-cell>
              <table:table-cell office:value-type="float" office:value="24.6">
                <text:p>24.6</text:p>
                <draw:g>
                  <svg:desc>list.D5:list.F5</svg:desc>
                </draw:g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  <draw:g>
                  <svg:desc>list.C6:list.C6</svg:desc>
                </draw:g>
              </table:table-cell>
              <table:table-cell office:value-type="float" office:value="5.4">
                <text:p>5.4</text:p>
                <draw:g>
                  <svg:desc>list.D6:list.F6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Be</text:p>
                <draw:g>
                  <svg:desc>list.C7:list.C7</svg:desc>
                </draw:g>
              </table:table-cell>
              <table:table-cell office:value-type="float" office:value="9.3">
                <text:p>9.3</text:p>
                <draw:g>
                  <svg:desc>list.D7:list.F7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B</text:p>
                <draw:g>
                  <svg:desc>list.C8:list.C8</svg:desc>
                </draw:g>
              </table:table-cell>
              <table:table-cell office:value-type="float" office:value="8.3">
                <text:p>8.3</text:p>
                <draw:g>
                  <svg:desc>list.D8:list.F8</svg:desc>
                </draw:g>
              </table:table-cell>
              <table:table-cell office:value-type="float" office:value="25.1">
                <text:p>25.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C</text:p>
                <draw:g>
                  <svg:desc>list.C9:list.C9</svg:desc>
                </draw:g>
              </table:table-cell>
              <table:table-cell office:value-type="float" office:value="11.2">
                <text:p>11.2</text:p>
                <draw:g>
                  <svg:desc>list.D9:list.F9</svg:desc>
                </draw:g>
              </table:table-cell>
              <table:table-cell office:value-type="float" office:value="24.4">
                <text:p>24.4</text:p>
              </table:table-cell>
              <table:table-cell office:value-type="float" office:value="47.9">
                <text:p>4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664cm" style:legend-expansion="high" chart:style-name="ch2"/>
        <chart:plot-area chart:style-name="ch3" table:cell-range-address="list.C12:list.F15" chart:data-source-has-labels="both" svg:x="0.77cm" svg:y="0.855cm" svg:width="11.817cm" svg:height="7.545cm">
          <chartooo:coordinate-region svg:x="1.391cm" svg:y="1.067cm" svg:width="11.062cm" svg:height="6.66cm"/>
          <chart:axis chart:dimension="x" chart:name="primary-x" chart:style-name="ch4" chartooo:axis-type="auto">
            <chartooo:date-scale/>
            <chart:categories table:cell-range-address="list.D12:list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13:list.F13" chart:label-cell-address="list.C13:list.C13" chart:class="chart:line">
            <chart:data-point chart:repeated="3"/>
          </chart:series>
          <chart:series chart:style-name="ch8" chart:values-cell-range-address="list.D14:list.F14" chart:label-cell-address="list.C14:list.C14" chart:class="chart:line">
            <chart:data-point chart:repeated="3"/>
          </chart:series>
          <chart:series chart:style-name="ch9" chart:values-cell-range-address="list.D15:list.F15" chart:label-cell-address="list.C15:list.C1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12:list.F12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list.C13:list.C13</svg:desc>
                </draw:g>
              </table:table-cell>
              <table:table-cell office:value-type="float" office:value="5.4">
                <text:p>5.4</text:p>
                <draw:g>
                  <svg:desc>list.D13:list.F13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cube root</text:p>
                <draw:g>
                  <svg:desc>list.C14:list.C14</svg:desc>
                </draw:g>
              </table:table-cell>
              <table:table-cell office:value-type="float" office:value="1.75441064292772">
                <text:p>1.75441064292772</text:p>
                <draw:g>
                  <svg:desc>list.D14:list.F14</svg:desc>
                </draw:g>
              </table:table-cell>
              <table:table-cell office:value-type="float" office:value="4.22837923923894">
                <text:p>4.22837923923894</text:p>
              </table:table-cell>
              <table:table-cell office:value-type="float" office:value="4.96509016122481">
                <text:p>4.96509016122481</text:p>
              </table:table-cell>
            </table:table-row>
            <table:table-row>
              <table:table-cell office:value-type="string">
                <text:p>4th root</text:p>
                <draw:g>
                  <svg:desc>list.C15:list.C15</svg:desc>
                </draw:g>
              </table:table-cell>
              <table:table-cell office:value-type="float" office:value="1.52439824446384">
                <text:p>1.52439824446384</text:p>
                <draw:g>
                  <svg:desc>list.D15:list.F15</svg:desc>
                </draw:g>
              </table:table-cell>
              <table:table-cell office:value-type="float" office:value="2.94869904325851">
                <text:p>2.94869904325851</text:p>
              </table:table-cell>
              <table:table-cell office:value-type="float" office:value="3.32617698698543">
                <text:p>3.326176986985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